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32f19b" officeooo:paragraph-rsid="00131f4f" fo:background-color="transparent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0131f4f" style:font-weight-asian="bold" style:font-weight-complex="bold"/>
    </style:style>
    <style:style style:name="P4" style:family="paragraph" style:parent-style-name="Standard">
      <style:text-properties fo:language="en" fo:country="US" officeooo:rsid="00119e79" officeooo:paragraph-rsid="00131f4f"/>
    </style:style>
    <style:style style:name="P5" style:family="paragraph" style:parent-style-name="Standard">
      <style:text-properties fo:language="en" fo:country="US" fo:font-weight="normal" officeooo:rsid="00357d7d" officeooo:paragraph-rsid="0014eac0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100f487" officeooo:paragraph-rsid="00131f4f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035de4d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39b99f" officeooo:paragraph-rsid="003f98f2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39b99f" officeooo:paragraph-rsid="0041b52d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39b99f" officeooo:paragraph-rsid="0045dc07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136227" officeooo:paragraph-rsid="0014818c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136227" officeooo:paragraph-rsid="001ba0e3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136227" officeooo:paragraph-rsid="005f906c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136227" officeooo:paragraph-rsid="00605aff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136227" officeooo:paragraph-rsid="00666c98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35de4d" officeooo:paragraph-rsid="0035de4d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1ba0e3" officeooo:paragraph-rsid="0053fb14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59959b" officeooo:paragraph-rsid="005a1ee6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544280" officeooo:paragraph-rsid="00544280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590dc7" officeooo:paragraph-rsid="00590dc7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officeooo:rsid="001b8640" officeooo:paragraph-rsid="00131f4f"/>
    </style:style>
    <style:style style:name="P22" style:family="paragraph" style:parent-style-name="Standard">
      <style:text-properties fo:language="en" fo:country="US" officeooo:rsid="00119e79" officeooo:paragraph-rsid="0035de4d" fo:background-color="transparent"/>
    </style:style>
    <style:style style:name="P23" style:family="paragraph" style:parent-style-name="Standard">
      <style:text-properties fo:language="en" fo:country="US" officeooo:rsid="00119e79" officeooo:paragraph-rsid="0014818c" fo:background-color="transparent"/>
    </style:style>
    <style:style style:name="P24" style:family="paragraph" style:parent-style-name="Standard">
      <style:text-properties fo:language="en" fo:country="US" officeooo:rsid="00119e79" officeooo:paragraph-rsid="0059959b" fo:background-color="transparent"/>
    </style:style>
    <style:style style:name="P25" style:family="paragraph" style:parent-style-name="Standard">
      <style:text-properties fo:language="en" fo:country="US" officeooo:rsid="0035de4d" officeooo:paragraph-rsid="0035eb63" fo:background-color="transparent"/>
    </style:style>
    <style:style style:name="P26" style:family="paragraph" style:parent-style-name="Standard">
      <style:text-properties fo:language="en" fo:country="US" officeooo:rsid="00573dff" officeooo:paragraph-rsid="00573dff" fo:background-color="transparent"/>
    </style:style>
    <style:style style:name="P27" style:family="paragraph" style:parent-style-name="Standard">
      <style:text-properties fo:language="en" fo:country="US" officeooo:rsid="00590dc7" officeooo:paragraph-rsid="00594464" fo:background-color="transparent"/>
    </style:style>
    <style:style style:name="P28" style:family="paragraph" style:parent-style-name="Standard">
      <style:text-properties fo:language="en" fo:country="US" officeooo:rsid="00590dc7" officeooo:paragraph-rsid="00666c98" fo:background-color="transparent"/>
    </style:style>
    <style:style style:name="P29" style:family="paragraph" style:parent-style-name="Standard">
      <style:text-properties fo:language="en" fo:country="US" officeooo:rsid="0035de4d" officeooo:paragraph-rsid="0035eb63" fo:background-color="#dddddd"/>
    </style:style>
    <style:style style:name="P30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31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32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33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34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P35" style:family="paragraph" style:parent-style-name="Standard">
      <style:text-properties officeooo:rsid="0039b99f" officeooo:paragraph-rsid="0039b99f"/>
    </style:style>
    <style:style style:name="P36" style:family="paragraph" style:parent-style-name="Standard">
      <style:text-properties officeooo:rsid="003c8f54" officeooo:paragraph-rsid="003c8f54"/>
    </style:style>
    <style:style style:name="P37" style:family="paragraph" style:parent-style-name="Standard">
      <style:text-properties officeooo:paragraph-rsid="003c8f54"/>
    </style:style>
    <style:style style:name="P38" style:family="paragraph" style:parent-style-name="Standard">
      <style:text-properties officeooo:paragraph-rsid="003c8f54" fo:background-color="#dddddd"/>
    </style:style>
    <style:style style:name="P39" style:family="paragraph" style:parent-style-name="Standard">
      <style:text-properties fo:font-weight="normal" officeooo:rsid="0039b99f" officeooo:paragraph-rsid="003c8f54" style:font-weight-asian="normal" style:font-weight-complex="normal"/>
    </style:style>
    <style:style style:name="P40" style:family="paragraph" style:parent-style-name="Standard">
      <style:text-properties fo:font-weight="normal" officeooo:rsid="003c8f54" officeooo:paragraph-rsid="003c8f54" style:font-weight-asian="normal" style:font-weight-complex="normal"/>
    </style:style>
    <style:style style:name="P41" style:family="paragraph" style:parent-style-name="Standard">
      <style:text-properties fo:font-weight="normal" officeooo:rsid="003d735e" officeooo:paragraph-rsid="003d735e" style:font-weight-asian="normal" style:font-weight-complex="normal"/>
    </style:style>
    <style:style style:name="P42" style:family="paragraph" style:parent-style-name="Standard">
      <style:text-properties fo:font-weight="normal" officeooo:rsid="003d735e" officeooo:paragraph-rsid="00666c98" style:font-weight-asian="normal" style:font-weight-complex="normal"/>
    </style:style>
    <style:style style:name="P43" style:family="paragraph" style:parent-style-name="Standard">
      <style:text-properties fo:font-weight="normal" officeooo:rsid="003f44b6" officeooo:paragraph-rsid="003f44b6" style:font-weight-asian="normal" style:font-weight-complex="normal"/>
    </style:style>
    <style:style style:name="P44" style:family="paragraph" style:parent-style-name="Standard">
      <style:text-properties fo:font-weight="normal" officeooo:rsid="003f44b6" officeooo:paragraph-rsid="003f98f2" style:font-weight-asian="normal" style:font-weight-complex="normal"/>
    </style:style>
    <style:style style:name="P45" style:family="paragraph" style:parent-style-name="Standard">
      <style:text-properties fo:font-weight="normal" officeooo:rsid="003f44b6" officeooo:paragraph-rsid="00447783" style:font-weight-asian="normal" style:font-weight-complex="normal"/>
    </style:style>
    <style:style style:name="P46" style:family="paragraph" style:parent-style-name="Standard">
      <style:text-properties fo:font-weight="normal" officeooo:rsid="003f44b6" officeooo:paragraph-rsid="004763f3" style:font-weight-asian="normal" style:font-weight-complex="normal"/>
    </style:style>
    <style:style style:name="P47" style:family="paragraph" style:parent-style-name="Standard">
      <style:text-properties fo:font-weight="normal" officeooo:rsid="00429428" officeooo:paragraph-rsid="00429428" style:font-weight-asian="normal" style:font-weight-complex="normal"/>
    </style:style>
    <style:style style:name="P48" style:family="paragraph" style:parent-style-name="Standard">
      <style:text-properties fo:font-weight="normal" officeooo:rsid="0043dc0f" officeooo:paragraph-rsid="00429428" style:font-weight-asian="normal" style:font-weight-complex="normal"/>
    </style:style>
    <style:style style:name="P49" style:family="paragraph" style:parent-style-name="Standard">
      <style:text-properties fo:font-weight="normal" officeooo:rsid="0043dc0f" officeooo:paragraph-rsid="0043dc0f" style:font-weight-asian="normal" style:font-weight-complex="normal"/>
    </style:style>
    <style:style style:name="P50" style:family="paragraph" style:parent-style-name="Standard">
      <style:text-properties fo:font-weight="normal" officeooo:rsid="00447783" officeooo:paragraph-rsid="00447783" style:font-weight-asian="normal" style:font-weight-complex="normal"/>
    </style:style>
    <style:style style:name="P51" style:family="paragraph" style:parent-style-name="Standard">
      <style:text-properties fo:font-weight="normal" officeooo:rsid="003c8f54" officeooo:paragraph-rsid="003c8f54" fo:background-color="#dddddd" style:font-weight-asian="normal" style:font-weight-complex="normal"/>
    </style:style>
    <style:style style:name="P52" style:family="paragraph" style:parent-style-name="Standard">
      <style:text-properties fo:font-style="normal" fo:font-weight="normal" officeooo:rsid="003f44b6" officeooo:paragraph-rsid="003f98f2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3f44b6" officeooo:paragraph-rsid="004763f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3f44b6" officeooo:paragraph-rsid="004b5ee2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3f44b6" officeooo:paragraph-rsid="004d30c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49f28a" officeooo:paragraph-rsid="0049f28a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4d878a" officeooo:paragraph-rsid="004fa03a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4d878a" officeooo:paragraph-rsid="00515ebb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4d878a" officeooo:paragraph-rsid="005e417e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32e4c" officeooo:paragraph-rsid="00532e4c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32e4c" officeooo:paragraph-rsid="005bef53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32e4c" officeooo:paragraph-rsid="005f6897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d579a" officeooo:paragraph-rsid="005d579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e417e" officeooo:paragraph-rsid="005e417e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3f44b6" officeooo:paragraph-rsid="003f98f2" fo:background-color="#dddddd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3f44b6" officeooo:paragraph-rsid="004b5ee2" fo:background-color="#ddddd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5e417e" officeooo:paragraph-rsid="005e417e" fo:background-color="#dddd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bold" officeooo:rsid="003f44b6" officeooo:paragraph-rsid="004b5ee2" fo:background-color="#fff200" style:font-style-asian="normal" style:font-weight-asian="bold" style:font-style-complex="normal" style:font-weight-complex="bold"/>
    </style:style>
    <style:style style:name="P69" style:family="paragraph" style:parent-style-name="Standard">
      <style:text-properties officeooo:paragraph-rsid="0049f28a"/>
    </style:style>
    <style:style style:name="P70" style:family="paragraph" style:parent-style-name="Standard">
      <style:text-properties officeooo:paragraph-rsid="00544280"/>
    </style:style>
    <style:style style:name="P71" style:family="paragraph" style:parent-style-name="Standard">
      <style:paragraph-properties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P72" style:family="paragraph" style:parent-style-name="Standard">
      <style:text-properties fo:font-style="normal" fo:font-weight="normal" officeooo:rsid="005d579a" officeooo:paragraph-rsid="00725a1f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3f44b6" officeooo:paragraph-rsid="0074212e" fo:background-color="#ddddd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bold" officeooo:rsid="00532e4c" officeooo:paragraph-rsid="005e417e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76" style:family="paragraph" style:parent-style-name="Standard">
      <style:text-properties style:text-line-through-style="solid" style:text-line-through-type="single" fo:font-style="normal" fo:font-weight="normal" officeooo:rsid="004d878a" officeooo:paragraph-rsid="00725a1f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text-line-through-style="solid" style:text-line-through-type="single" fo:font-style="normal" fo:font-weight="normal" officeooo:rsid="00532e4c" officeooo:paragraph-rsid="00725a1f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style:text-line-through-style="solid" style:text-line-through-type="single" fo:language="en" fo:country="US" fo:font-style="normal" fo:font-weight="normal" officeooo:rsid="00532e4c" officeooo:paragraph-rsid="00725a1f" style:font-style-asian="normal" style:font-weight-asian="normal" style:font-style-complex="normal" style:font-weight-complex="normal"/>
    </style:style>
    <style:style style:name="T1" style:family="text">
      <style:text-properties officeooo:rsid="0043d0fb"/>
    </style:style>
    <style:style style:name="T2" style:family="text">
      <style:text-properties officeooo:rsid="00136227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136227" fo:background-color="#fff200" loext:char-shading-value="0" style:font-weight-asian="bold" style:font-weight-complex="bold"/>
    </style:style>
    <style:style style:name="T5" style:family="text">
      <style:text-properties fo:font-weight="bold" officeooo:rsid="0032ee51" fo:background-color="#fff200" loext:char-shading-value="0" style:font-weight-asian="bold" style:font-weight-complex="bold"/>
    </style:style>
    <style:style style:name="T6" style:family="text">
      <style:text-properties fo:font-weight="bold" officeooo:rsid="0094c10f" fo:background-color="#fff200" loext:char-shading-value="0" style:font-weight-asian="bold" style:font-weight-complex="bold"/>
    </style:style>
    <style:style style:name="T7" style:family="text">
      <style:text-properties fo:font-weight="bold" officeooo:rsid="00f062d5" fo:background-color="#fff200" loext:char-shading-value="0" style:font-weight-asian="bold" style:font-weight-complex="bold"/>
    </style:style>
    <style:style style:name="T8" style:family="text">
      <style:text-properties fo:font-weight="bold" officeooo:rsid="00fb0d24" fo:background-color="#fff200" loext:char-shading-value="0" style:font-weight-asian="bold" style:font-weight-complex="bold"/>
    </style:style>
    <style:style style:name="T9" style:family="text">
      <style:text-properties fo:font-weight="bold" officeooo:rsid="00704232" fo:background-color="#fff200" loext:char-shading-value="0" style:font-weight-asian="bold" style:font-weight-complex="bold"/>
    </style:style>
    <style:style style:name="T10" style:family="text">
      <style:text-properties fo:font-weight="bold" officeooo:rsid="0035de4d" fo:background-color="#fff200" loext:char-shading-value="0" style:font-weight-asian="bold" style:font-weight-complex="bold"/>
    </style:style>
    <style:style style:name="T11" style:family="text">
      <style:text-properties fo:font-weight="bold" officeooo:rsid="0100f487" fo:background-color="#fff200" loext:char-shading-value="0" style:font-weight-asian="bold" style:font-weight-complex="bold"/>
    </style:style>
    <style:style style:name="T12" style:family="text">
      <style:text-properties fo:font-weight="bold" officeooo:rsid="003f44b6" fo:background-color="#fff200" loext:char-shading-value="0" style:font-weight-asian="bold" style:font-weight-complex="bold"/>
    </style:style>
    <style:style style:name="T13" style:family="text">
      <style:text-properties fo:font-weight="bold" officeooo:rsid="00447783" fo:background-color="#fff200" loext:char-shading-value="0" style:font-weight-asian="bold" style:font-weight-complex="bold"/>
    </style:style>
    <style:style style:name="T14" style:family="text">
      <style:text-properties fo:font-weight="bold" officeooo:rsid="00515ebb" fo:background-color="#fff200" loext:char-shading-value="0" style:font-weight-asian="bold" style:font-weight-complex="bold"/>
    </style:style>
    <style:style style:name="T15" style:family="text">
      <style:text-properties fo:font-weight="bold" officeooo:rsid="0055e89c" fo:background-color="#fff200" loext:char-shading-value="0" style:font-weight-asian="bold" style:font-weight-complex="bold"/>
    </style:style>
    <style:style style:name="T16" style:family="text">
      <style:text-properties fo:font-weight="bold" officeooo:rsid="005a1ee6" fo:background-color="#fff200" loext:char-shading-value="0" style:font-weight-asian="bold" style:font-weight-complex="bold"/>
    </style:style>
    <style:style style:name="T17" style:family="text">
      <style:text-properties fo:font-weight="bold" officeooo:rsid="0072b67b" fo:background-color="#fff200" loext:char-shading-value="0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36227" style:font-weight-asian="bold" style:font-weight-complex="bold"/>
    </style:style>
    <style:style style:name="T20" style:family="text">
      <style:text-properties fo:font-weight="bold" officeooo:rsid="00704232" style:font-weight-asian="bold" style:font-weight-complex="bold"/>
    </style:style>
    <style:style style:name="T21" style:family="text">
      <style:text-properties fo:font-weight="bold" officeooo:rsid="008ceef7" style:font-weight-asian="bold" style:font-weight-complex="bold"/>
    </style:style>
    <style:style style:name="T22" style:family="text">
      <style:text-properties fo:font-weight="bold" officeooo:rsid="0100f487" style:font-weight-asian="bold" style:font-weight-complex="bold"/>
    </style:style>
    <style:style style:name="T23" style:family="text">
      <style:text-properties fo:font-weight="bold" officeooo:rsid="0035de4d" style:font-weight-asian="bold" style:font-weight-complex="bold"/>
    </style:style>
    <style:style style:name="T24" style:family="text">
      <style:text-properties fo:font-weight="bold" officeooo:rsid="0035eb63" style:font-weight-asian="bold" style:font-weight-complex="bold"/>
    </style:style>
    <style:style style:name="T25" style:family="text">
      <style:text-properties fo:font-weight="bold" officeooo:rsid="0039b99f" style:font-weight-asian="bold" style:font-weight-complex="bold"/>
    </style:style>
    <style:style style:name="T26" style:family="text">
      <style:text-properties fo:font-weight="bold" officeooo:rsid="00429428" style:font-weight-asian="bold" style:font-weight-complex="bold"/>
    </style:style>
    <style:style style:name="T27" style:family="text">
      <style:text-properties fo:font-weight="bold" officeooo:rsid="0045dc07" style:font-weight-asian="bold" style:font-weight-complex="bold"/>
    </style:style>
    <style:style style:name="T28" style:family="text">
      <style:text-properties fo:font-weight="bold" officeooo:rsid="00492866" style:font-weight-asian="bold" style:font-weight-complex="bold"/>
    </style:style>
    <style:style style:name="T29" style:family="text">
      <style:text-properties fo:font-weight="bold" officeooo:rsid="004d30c2" style:font-weight-asian="bold" style:font-weight-complex="bold"/>
    </style:style>
    <style:style style:name="T30" style:family="text">
      <style:text-properties fo:font-weight="bold" officeooo:rsid="004fa03a" style:font-weight-asian="bold" style:font-weight-complex="bold"/>
    </style:style>
    <style:style style:name="T31" style:family="text">
      <style:text-properties fo:font-weight="bold" officeooo:rsid="0059959b" style:font-weight-asian="bold" style:font-weight-complex="bold"/>
    </style:style>
    <style:style style:name="T32" style:family="text">
      <style:text-properties fo:font-weight="bold" officeooo:rsid="005a1ee6" style:font-weight-asian="bold" style:font-weight-complex="bold"/>
    </style:style>
    <style:style style:name="T33" style:family="text">
      <style:text-properties fo:font-weight="bold" officeooo:rsid="005bef53" style:font-weight-asian="bold" style:font-weight-complex="bold"/>
    </style:style>
    <style:style style:name="T34" style:family="text">
      <style:text-properties fo:font-weight="bold" officeooo:rsid="005d579a" style:font-weight-asian="bold" style:font-weight-complex="bold"/>
    </style:style>
    <style:style style:name="T35" style:family="text">
      <style:text-properties fo:font-weight="bold" officeooo:rsid="00605aff" style:font-weight-asian="bold" style:font-weight-complex="bold"/>
    </style:style>
    <style:style style:name="T36" style:family="text">
      <style:text-properties fo:font-weight="bold" officeooo:rsid="00666c98" style:font-weight-asian="bold" style:font-weight-complex="bold"/>
    </style:style>
    <style:style style:name="T37" style:family="text">
      <style:text-properties fo:font-weight="bold" officeooo:rsid="006e78de" style:font-weight-asian="bold" style:font-weight-complex="bold"/>
    </style:style>
    <style:style style:name="T38" style:family="text">
      <style:text-properties fo:font-weight="bold" officeooo:rsid="005e83d5" style:font-weight-asian="bold" style:font-weight-complex="bold"/>
    </style:style>
    <style:style style:name="T39" style:family="text">
      <style:text-properties fo:font-weight="bold" officeooo:rsid="0072b67b" style:font-weight-asian="bold" style:font-weight-complex="bold"/>
    </style:style>
    <style:style style:name="T40" style:family="text">
      <style:text-properties fo:font-weight="bold" officeooo:rsid="0074212e" style:font-weight-asian="bold" style:font-weight-complex="bold"/>
    </style:style>
    <style:style style:name="T41" style:family="text">
      <style:text-properties fo:font-weight="bold" fo:background-color="#dddddd" loext:char-shading-value="0" style:font-weight-asian="bold" style:font-weight-complex="bold"/>
    </style:style>
    <style:style style:name="T42" style:family="text">
      <style:text-properties fo:font-weight="bold" officeooo:rsid="0100f487" fo:background-color="#dddddd" loext:char-shading-value="0" style:font-weight-asian="bold" style:font-weight-complex="bold"/>
    </style:style>
    <style:style style:name="T43" style:family="text">
      <style:text-properties fo:font-weight="bold" officeooo:rsid="0035de4d" fo:background-color="#dddddd" loext:char-shading-value="0" style:font-weight-asian="bold" style:font-weight-complex="bold"/>
    </style:style>
    <style:style style:name="T44" style:family="text">
      <style:text-properties fo:font-weight="bold" officeooo:rsid="0049f28a" fo:background-color="#dddddd" loext:char-shading-value="0" style:font-weight-asian="bold" style:font-weight-complex="bold"/>
    </style:style>
    <style:style style:name="T45" style:family="text">
      <style:text-properties fo:font-weight="bold" officeooo:rsid="00605aff" fo:background-color="#dddddd" loext:char-shading-value="0" style:font-weight-asian="bold" style:font-weight-complex="bold"/>
    </style:style>
    <style:style style:name="T46" style:family="text">
      <style:text-properties fo:font-weight="bold" officeooo:rsid="00666c98" fo:background-color="#dddddd" loext:char-shading-value="0" style:font-weight-asian="bold" style:font-weight-complex="bold"/>
    </style:style>
    <style:style style:name="T47" style:family="text">
      <style:text-properties fo:font-weight="bold" officeooo:rsid="00fb0d24" fo:background-color="#dddddd" loext:char-shading-value="0" style:font-weight-asian="bold" style:font-weight-complex="bold"/>
    </style:style>
    <style:style style:name="T48" style:family="text">
      <style:text-properties fo:font-weight="bold" fo:background-color="transparent" loext:char-shading-value="0" style:font-weight-asian="bold" style:font-weight-complex="bold"/>
    </style:style>
    <style:style style:name="T49" style:family="text">
      <style:text-properties officeooo:rsid="0032ee51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2ee51" style:font-weight-asian="normal" style:font-weight-complex="normal"/>
    </style:style>
    <style:style style:name="T52" style:family="text">
      <style:text-properties fo:font-weight="normal" officeooo:rsid="00136227" style:font-weight-asian="normal" style:font-weight-complex="normal"/>
    </style:style>
    <style:style style:name="T53" style:family="text">
      <style:text-properties fo:font-weight="normal" officeooo:rsid="0100f487" style:font-weight-asian="normal" style:font-weight-complex="normal"/>
    </style:style>
    <style:style style:name="T54" style:family="text">
      <style:text-properties fo:font-weight="normal" officeooo:rsid="0035de4d" style:font-weight-asian="normal" style:font-weight-complex="normal"/>
    </style:style>
    <style:style style:name="T55" style:family="text">
      <style:text-properties fo:font-weight="normal" officeooo:rsid="0035e00e" style:font-weight-asian="normal" style:font-weight-complex="normal"/>
    </style:style>
    <style:style style:name="T56" style:family="text">
      <style:text-properties fo:font-weight="normal" officeooo:rsid="0035eb63" style:font-weight-asian="normal" style:font-weight-complex="normal"/>
    </style:style>
    <style:style style:name="T57" style:family="text">
      <style:text-properties fo:font-weight="normal" officeooo:rsid="0039b99f" style:font-weight-asian="normal" style:font-weight-complex="normal"/>
    </style:style>
    <style:style style:name="T58" style:family="text">
      <style:text-properties fo:font-weight="normal" officeooo:rsid="003c8f54" style:font-weight-asian="normal" style:font-weight-complex="normal"/>
    </style:style>
    <style:style style:name="T59" style:family="text">
      <style:text-properties fo:font-weight="normal" officeooo:rsid="00594464" style:font-weight-asian="normal" style:font-weight-complex="normal"/>
    </style:style>
    <style:style style:name="T60" style:family="text">
      <style:text-properties fo:font-weight="normal" officeooo:rsid="0059959b" style:font-weight-asian="normal" style:font-weight-complex="normal"/>
    </style:style>
    <style:style style:name="T61" style:family="text">
      <style:text-properties fo:font-weight="normal" officeooo:rsid="005bef53" style:font-weight-asian="normal" style:font-weight-complex="normal"/>
    </style:style>
    <style:style style:name="T62" style:family="text">
      <style:text-properties fo:font-weight="normal" officeooo:rsid="005d579a" style:font-weight-asian="normal" style:font-weight-complex="normal"/>
    </style:style>
    <style:style style:name="T63" style:family="text">
      <style:text-properties fo:font-weight="normal" officeooo:rsid="006fc961" style:font-weight-asian="normal" style:font-weight-complex="normal"/>
    </style:style>
    <style:style style:name="T64" style:family="text">
      <style:text-properties fo:font-weight="normal" officeooo:rsid="0072b67b" style:font-weight-asian="normal" style:font-weight-complex="normal"/>
    </style:style>
    <style:style style:name="T65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67" style:family="text">
      <style:text-properties fo:font-weight="normal" fo:background-color="#dddddd" loext:char-shading-value="0" style:font-weight-asian="normal" style:font-weight-complex="normal"/>
    </style:style>
    <style:style style:name="T68" style:family="text">
      <style:text-properties fo:font-weight="normal" officeooo:rsid="00594464" fo:background-color="#dddddd" loext:char-shading-value="0" style:font-weight-asian="normal" style:font-weight-complex="normal"/>
    </style:style>
    <style:style style:name="T69" style:family="text">
      <style:text-properties fo:font-weight="normal" officeooo:rsid="00136227" fo:background-color="#dddddd" loext:char-shading-value="0" style:font-weight-asian="normal" style:font-weight-complex="normal"/>
    </style:style>
    <style:style style:name="T70" style:family="text">
      <style:text-properties fo:background-color="#dddddd" loext:char-shading-value="0"/>
    </style:style>
    <style:style style:name="T71" style:family="text">
      <style:text-properties officeooo:rsid="0100f487" fo:background-color="#dddddd" loext:char-shading-value="0"/>
    </style:style>
    <style:style style:name="T72" style:family="text">
      <style:text-properties officeooo:rsid="00a176b7" fo:background-color="#dddddd" loext:char-shading-value="0"/>
    </style:style>
    <style:style style:name="T73" style:family="text">
      <style:text-properties officeooo:rsid="0014eac0" fo:background-color="#dddddd" loext:char-shading-value="0"/>
    </style:style>
    <style:style style:name="T74" style:family="text">
      <style:text-properties officeooo:rsid="00447783" fo:background-color="#dddddd" loext:char-shading-value="0"/>
    </style:style>
    <style:style style:name="T75" style:family="text">
      <style:text-properties officeooo:rsid="004b5ee2" fo:background-color="#dddddd" loext:char-shading-value="0"/>
    </style:style>
    <style:style style:name="T76" style:family="text">
      <style:text-properties officeooo:rsid="004fa03a" fo:background-color="#dddddd" loext:char-shading-value="0"/>
    </style:style>
    <style:style style:name="T77" style:family="text">
      <style:text-properties officeooo:rsid="005a1ee6" fo:background-color="#dddddd" loext:char-shading-value="0"/>
    </style:style>
    <style:style style:name="T78" style:family="text">
      <style:text-properties officeooo:rsid="005bef53" fo:background-color="#dddddd" loext:char-shading-value="0"/>
    </style:style>
    <style:style style:name="T79" style:family="text">
      <style:text-properties officeooo:rsid="005d579a" fo:background-color="#dddddd" loext:char-shading-value="0"/>
    </style:style>
    <style:style style:name="T80" style:family="text">
      <style:text-properties officeooo:rsid="005e83d5" fo:background-color="#dddddd" loext:char-shading-value="0"/>
    </style:style>
    <style:style style:name="T81" style:family="text">
      <style:text-properties officeooo:rsid="00605aff" fo:background-color="#dddddd" loext:char-shading-value="0"/>
    </style:style>
    <style:style style:name="T82" style:family="text">
      <style:text-properties officeooo:rsid="006c850c" fo:background-color="#dddddd" loext:char-shading-value="0"/>
    </style:style>
    <style:style style:name="T83" style:family="text">
      <style:text-properties officeooo:rsid="006e78de" fo:background-color="#dddddd" loext:char-shading-value="0"/>
    </style:style>
    <style:style style:name="T84" style:family="text">
      <style:text-properties officeooo:rsid="00fb0d24" fo:background-color="#dddddd" loext:char-shading-value="0"/>
    </style:style>
    <style:style style:name="T85" style:family="text">
      <style:text-properties officeooo:rsid="00735044" fo:background-color="#dddddd" loext:char-shading-value="0"/>
    </style:style>
    <style:style style:name="T86" style:family="text">
      <style:text-properties officeooo:rsid="00759544" fo:background-color="#dddddd" loext:char-shading-value="0"/>
    </style:style>
    <style:style style:name="T87" style:family="text">
      <style:text-properties officeooo:rsid="0081af3b"/>
    </style:style>
    <style:style style:name="T88" style:family="text">
      <style:text-properties fo:font-style="italic" fo:font-weight="bold" style:font-style-asian="italic" style:font-weight-asian="bold" style:font-style-complex="italic" style:font-weight-complex="bold"/>
    </style:style>
    <style:style style:name="T89" style:family="text">
      <style:text-properties fo:font-style="italic" fo:font-weight="bold" officeooo:rsid="0035de4d" style:font-style-asian="italic" style:font-weight-asian="bold" style:font-style-complex="italic" style:font-weight-complex="bold"/>
    </style:style>
    <style:style style:name="T90" style:family="text">
      <style:text-properties fo:font-style="italic" fo:font-weight="bold" officeooo:rsid="00467bba" style:font-style-asian="italic" style:font-weight-asian="bold" style:font-style-complex="italic" style:font-weight-complex="bold"/>
    </style:style>
    <style:style style:name="T91" style:family="text">
      <style:text-properties fo:font-style="italic" fo:font-weight="bold" officeooo:rsid="004d30c2" style:font-style-asian="italic" style:font-weight-asian="bold" style:font-style-complex="italic" style:font-weight-complex="bold"/>
    </style:style>
    <style:style style:name="T92" style:family="text">
      <style:text-properties fo:font-style="italic" fo:font-weight="bold" officeooo:rsid="005d579a" style:font-style-asian="italic" style:font-weight-asian="bold" style:font-style-complex="italic" style:font-weight-complex="bold"/>
    </style:style>
    <style:style style:name="T93" style:family="text">
      <style:text-properties fo:font-style="italic" fo:font-weight="bold" officeooo:rsid="0074212e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95" style:family="text">
      <style:text-properties fo:font-style="italic" fo:font-weight="bold" officeooo:rsid="0043dc0f" fo:background-color="#fff200" loext:char-shading-value="0" style:font-style-asian="italic" style:font-weight-asian="bold" style:font-style-complex="italic" style:font-weight-complex="bold"/>
    </style:style>
    <style:style style:name="T96" style:family="text">
      <style:text-properties fo:font-style="italic" fo:font-weight="bold" officeooo:rsid="00467bba" fo:background-color="#fff200" loext:char-shading-value="0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officeooo:rsid="004fa03a" fo:background-color="#dddddd" loext:char-shading-value="0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officeooo:rsid="00605aff" fo:background-color="#dddddd" loext:char-shading-value="0" style:font-style-asian="italic" style:font-weight-asian="bold" style:font-style-complex="italic" style:font-weight-complex="bold"/>
    </style:style>
    <style:style style:name="T99" style:family="text">
      <style:text-properties fo:font-style="italic" fo:font-weight="normal" officeooo:rsid="00594464" fo:background-color="#dddddd" loext:char-shading-value="0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690666" style:font-style-asian="italic" style:font-weight-asian="normal" style:font-style-complex="italic" style:font-weight-complex="normal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0467bba" style:font-style-asian="italic" style:font-style-complex="italic"/>
    </style:style>
    <style:style style:name="T103" style:family="text">
      <style:text-properties fo:font-style="italic" officeooo:rsid="004b5ee2" style:font-style-asian="italic" style:font-style-complex="italic"/>
    </style:style>
    <style:style style:name="T104" style:family="text">
      <style:text-properties fo:font-style="italic" officeooo:rsid="0074212e" style:font-style-asian="italic" style:font-style-complex="italic"/>
    </style:style>
    <style:style style:name="T105" style:family="text">
      <style:text-properties fo:font-style="italic" fo:background-color="#dddddd" loext:char-shading-value="0" style:font-style-asian="italic" style:font-style-complex="italic"/>
    </style:style>
    <style:style style:name="T106" style:family="text">
      <style:text-properties fo:font-style="normal" fo:font-weight="bold" officeooo:rsid="0049f28a" fo:background-color="#dddddd" loext:char-shading-value="0" style:font-style-asian="normal" style:font-weight-asian="bold" style:font-style-complex="normal" style:font-weight-complex="bold"/>
    </style:style>
    <style:style style:name="T107" style:family="text">
      <style:text-properties fo:font-style="normal" fo:background-color="#dddddd" loext:char-shading-value="0" style:font-style-asian="normal" style:font-style-complex="normal"/>
    </style:style>
    <style:style style:name="T108" style:family="text">
      <style:text-properties fo:font-style="normal" officeooo:rsid="006c850c" fo:background-color="#dddddd" loext:char-shading-value="0" style:font-style-asian="normal" style:font-style-complex="normal"/>
    </style:style>
    <style:style style:name="T109" style:family="text">
      <style:text-properties fo:font-style="normal" fo:font-weight="normal" officeooo:rsid="0049f28a" fo:background-color="#dddddd" loext:char-shading-value="0" style:font-style-asian="normal" style:font-weight-asian="normal" style:font-style-complex="normal" style:font-weight-complex="normal"/>
    </style:style>
    <style:style style:name="T110" style:family="text">
      <style:text-properties officeooo:rsid="00704232"/>
    </style:style>
    <style:style style:name="T111" style:family="text">
      <style:text-properties officeooo:rsid="00bb70dd"/>
    </style:style>
    <style:style style:name="T112" style:family="text">
      <style:text-properties officeooo:rsid="00fb0d24" fo:background-color="#fff200" loext:char-shading-value="0"/>
    </style:style>
    <style:style style:name="T113" style:family="text">
      <style:text-properties officeooo:rsid="006fc961" fo:background-color="#fff200" loext:char-shading-value="0"/>
    </style:style>
    <style:style style:name="T114" style:family="text">
      <style:text-properties officeooo:rsid="0053fb14" fo:background-color="#fff200" loext:char-shading-value="0"/>
    </style:style>
    <style:style style:name="T115" style:family="text">
      <style:text-properties officeooo:rsid="0064b38c" fo:background-color="#fff200" loext:char-shading-value="0"/>
    </style:style>
    <style:style style:name="T116" style:family="text">
      <style:text-properties officeooo:rsid="0014818c"/>
    </style:style>
    <style:style style:name="T117" style:family="text">
      <style:text-properties officeooo:rsid="0033d7b7"/>
    </style:style>
    <style:style style:name="T118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19" style:family="text">
      <style:text-properties fo:language="en" fo:country="US" fo:font-weight="normal" officeooo:rsid="0035de4d" fo:background-color="transparent" loext:char-shading-value="0" style:font-weight-asian="normal" style:font-weight-complex="normal"/>
    </style:style>
    <style:style style:name="T120" style:family="text">
      <style:text-properties fo:language="en" fo:country="US" fo:font-weight="normal" officeooo:rsid="0037e7f1" fo:background-color="transparent" loext:char-shading-value="0" style:font-weight-asian="normal" style:font-weight-complex="normal"/>
    </style:style>
    <style:style style:name="T121" style:family="text">
      <style:text-properties fo:language="en" fo:country="US" fo:font-weight="normal" officeooo:rsid="0039b99f" fo:background-color="transparent" loext:char-shading-value="0" style:font-weight-asian="normal" style:font-weight-complex="normal"/>
    </style:style>
    <style:style style:name="T122" style:family="text">
      <style:text-properties fo:language="en" fo:country="US" fo:font-weight="normal" officeooo:rsid="00544280" fo:background-color="transparent" loext:char-shading-value="0" style:font-weight-asian="normal" style:font-weight-complex="normal"/>
    </style:style>
    <style:style style:name="T123" style:family="text">
      <style:text-properties fo:language="en" fo:country="US" fo:font-weight="normal" officeooo:rsid="005f906c" fo:background-color="transparent" loext:char-shading-value="0" style:font-weight-asian="normal" style:font-weight-complex="normal"/>
    </style:style>
    <style:style style:name="T124" style:family="text">
      <style:text-properties fo:language="en" fo:country="US" fo:font-weight="normal" officeooo:rsid="0072b67b" fo:background-color="transparent" loext:char-shading-value="0" style:font-weight-asian="normal" style:font-weight-complex="normal"/>
    </style:style>
    <style:style style:name="T125" style:family="text">
      <style:text-properties fo:language="en" fo:country="US" fo:font-weight="normal" fo:background-color="#dddddd" loext:char-shading-value="0" style:font-weight-asian="normal" style:font-weight-complex="normal"/>
    </style:style>
    <style:style style:name="T126" style:family="text">
      <style:text-properties fo:language="en" fo:country="US" fo:font-weight="normal" officeooo:rsid="00544280" fo:background-color="#dddddd" loext:char-shading-value="0" style:font-weight-asian="normal" style:font-weight-complex="normal"/>
    </style:style>
    <style:style style:name="T127" style:family="text">
      <style:text-properties fo:language="en" fo:country="US" fo:font-weight="normal" officeooo:rsid="00666c98" fo:background-color="#dddddd" loext:char-shading-value="0" style:font-weight-asian="normal" style:font-weight-complex="normal"/>
    </style:style>
    <style:style style:name="T128" style:family="text">
      <style:text-properties fo:language="en" fo:country="US" fo:font-weight="normal" officeooo:rsid="00681a52" fo:background-color="#dddddd" loext:char-shading-value="0" style:font-weight-asian="normal" style:font-weight-complex="normal"/>
    </style:style>
    <style:style style:name="T129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30" style:family="text">
      <style:text-properties fo:language="en" fo:country="US" fo:font-weight="bold" officeooo:rsid="0035de4d" fo:background-color="transparent" loext:char-shading-value="0" style:font-weight-asian="bold" style:font-weight-complex="bold"/>
    </style:style>
    <style:style style:name="T131" style:family="text">
      <style:text-properties fo:language="en" fo:country="US" fo:font-weight="bold" officeooo:rsid="0037e7f1" fo:background-color="transparent" loext:char-shading-value="0" style:font-weight-asian="bold" style:font-weight-complex="bold"/>
    </style:style>
    <style:style style:name="T132" style:family="text">
      <style:text-properties fo:language="en" fo:country="US" fo:font-weight="bold" officeooo:rsid="0039b99f" fo:background-color="transparent" loext:char-shading-value="0" style:font-weight-asian="bold" style:font-weight-complex="bold"/>
    </style:style>
    <style:style style:name="T133" style:family="text">
      <style:text-properties fo:language="en" fo:country="US" fo:font-weight="bold" officeooo:rsid="003a9a93" fo:background-color="transparent" loext:char-shading-value="0" style:font-weight-asian="bold" style:font-weight-complex="bold"/>
    </style:style>
    <style:style style:name="T134" style:family="text">
      <style:text-properties fo:language="en" fo:country="US" fo:font-weight="bold" officeooo:rsid="00544280" fo:background-color="transparent" loext:char-shading-value="0" style:font-weight-asian="bold" style:font-weight-complex="bold"/>
    </style:style>
    <style:style style:name="T135" style:family="text">
      <style:text-properties fo:language="en" fo:country="US" fo:font-weight="bold" officeooo:rsid="005f906c" fo:background-color="transparent" loext:char-shading-value="0" style:font-weight-asian="bold" style:font-weight-complex="bold"/>
    </style:style>
    <style:style style:name="T136" style:family="text">
      <style:text-properties fo:language="en" fo:country="US" fo:font-weight="bold" fo:background-color="#fff200" loext:char-shading-value="0" style:font-weight-asian="bold" style:font-weight-complex="bold"/>
    </style:style>
    <style:style style:name="T137" style:family="text">
      <style:text-properties fo:language="en" fo:country="US" fo:font-weight="bold" officeooo:rsid="00544280" fo:background-color="#fff200" loext:char-shading-value="0" style:font-weight-asian="bold" style:font-weight-complex="bold"/>
    </style:style>
    <style:style style:name="T138" style:family="text">
      <style:text-properties fo:language="en" fo:country="US" fo:font-style="italic" fo:font-weight="bold" officeooo:rsid="0035de4d" fo:background-color="transparent" loext:char-shading-value="0" style:font-style-asian="italic" style:font-weight-asian="bold" style:font-style-complex="italic" style:font-weight-complex="bold"/>
    </style:style>
    <style:style style:name="T139" style:family="text">
      <style:text-properties fo:language="en" fo:country="US" fo:font-style="italic" fo:font-weight="bold" officeooo:rsid="0035de4d" fo:background-color="#fff200" loext:char-shading-value="0" style:font-style-asian="italic" style:font-weight-asian="bold" style:font-style-complex="italic" style:font-weight-complex="bold"/>
    </style:style>
    <style:style style:name="T140" style:family="text">
      <style:text-properties fo:language="en" fo:country="US" fo:background-color="#dddddd" loext:char-shading-value="0"/>
    </style:style>
    <style:style style:name="T141" style:family="text">
      <style:text-properties fo:language="en" fo:country="US" officeooo:rsid="0039b99f" fo:background-color="#dddddd" loext:char-shading-value="0"/>
    </style:style>
    <style:style style:name="T142" style:family="text">
      <style:text-properties fo:language="en" fo:country="US" officeooo:rsid="0064b38c" fo:background-color="#dddddd" loext:char-shading-value="0"/>
    </style:style>
    <style:style style:name="T143" style:family="text">
      <style:text-properties fo:language="en" fo:country="US" officeooo:rsid="006c850c" fo:background-color="#dddddd" loext:char-shading-value="0"/>
    </style:style>
    <style:style style:name="T144" style:family="text">
      <style:text-properties fo:language="en" fo:country="US" officeooo:rsid="0043c787" fo:background-color="transparent" loext:char-shading-value="0"/>
    </style:style>
    <style:style style:name="T145" style:family="text">
      <style:text-properties fo:language="en" fo:country="US" officeooo:rsid="0039b99f" fo:background-color="transparent" loext:char-shading-value="0"/>
    </style:style>
    <style:style style:name="T146" style:family="text">
      <style:text-properties officeooo:rsid="003d735e"/>
    </style:style>
    <style:style style:name="T147" style:family="text">
      <style:text-properties fo:background-color="transparent" loext:char-shading-value="0"/>
    </style:style>
    <style:style style:name="T148" style:family="text">
      <style:text-properties officeooo:rsid="00429428"/>
    </style:style>
    <style:style style:name="T149" style:family="text">
      <style:text-properties officeooo:rsid="0043c787"/>
    </style:style>
    <style:style style:name="T150" style:family="text">
      <style:text-properties officeooo:rsid="00447783"/>
    </style:style>
    <style:style style:name="T151" style:family="text">
      <style:text-properties officeooo:rsid="00492866"/>
    </style:style>
    <style:style style:name="T152" style:family="text">
      <style:text-properties officeooo:rsid="004b5ee2"/>
    </style:style>
    <style:style style:name="T153" style:family="text">
      <style:text-properties officeooo:rsid="004d30c2"/>
    </style:style>
    <style:style style:name="T154" style:family="text">
      <style:text-properties officeooo:rsid="004fa03a"/>
    </style:style>
    <style:style style:name="T155" style:family="text">
      <style:text-properties officeooo:rsid="0053fb14"/>
    </style:style>
    <style:style style:name="T156" style:family="text">
      <style:text-properties officeooo:rsid="005a1ee6"/>
    </style:style>
    <style:style style:name="T157" style:family="text">
      <style:text-properties officeooo:rsid="005d579a"/>
    </style:style>
    <style:style style:name="T158" style:family="text">
      <style:text-properties officeooo:rsid="005e83d5"/>
    </style:style>
    <style:style style:name="T159" style:family="text">
      <style:text-properties officeooo:rsid="00605aff"/>
    </style:style>
    <style:style style:name="T160" style:family="text">
      <style:text-properties officeooo:rsid="0061b4f4"/>
    </style:style>
    <style:style style:name="T161" style:family="text">
      <style:text-properties officeooo:rsid="0064b38c"/>
    </style:style>
    <style:style style:name="T162" style:family="text">
      <style:text-properties officeooo:rsid="00666c98"/>
    </style:style>
    <style:style style:name="T163" style:family="text">
      <style:text-properties officeooo:rsid="006c850c"/>
    </style:style>
    <style:style style:name="T164" style:family="text">
      <style:text-properties officeooo:rsid="006e78de"/>
    </style:style>
    <style:style style:name="T165" style:family="text">
      <style:text-properties officeooo:rsid="0072b6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### <text:span text:style-name="T1">Intro</text:span> ###</text:p>
      <text:p text:style-name="P31"/>
      <text:p text:style-name="P4"><text:span text:style-name="T2">Here are some </text:span><text:span text:style-name="T4">g</text:span><text:span text:style-name="T5">eneral and Git</text:span><text:span text:style-name="T19"> improvements </text:span><text:span text:style-name="T49">of the </text:span><text:span text:style-name="T51">Eclipse IDE </text:span><text:span text:style-name="T6">201</text:span><text:span text:style-name="T7">9</text:span><text:span text:style-name="T6">-</text:span><text:span text:style-name="T7">0</text:span><text:span text:style-name="T10">9</text:span><text:span text:style-name="T51">,</text:span></text:p>
      <text:p text:style-name="P5"><text:span text:style-name="T70">improvements </text:span><text:span text:style-name="T71">that have been added </text:span><text:span text:style-name="T42">since the last release in </text:span><text:span text:style-name="T43">June</text:span><text:span text:style-name="T42"> </text:span><text:span text:style-name="T71">three months </text:span><text:span text:style-name="T73">ago</text:span><text:span text:style-name="T72">.</text:span></text:p>
      <text:p text:style-name="P2"/>
      <text:p text:style-name="P3"/>
      <text:p text:style-name="P33">### <text:span text:style-name="T87">General </text:span>###</text:p>
      <text:p text:style-name="P30"/>
      <text:p text:style-name="P22"><text:span text:style-name="T11">To display shortcuts</text:span><text:span text:style-name="T53"> </text:span><text:span text:style-name="T54">when they are invoked</text:span><text:span text:style-name="T53">,</text:span></text:p>
      <text:p text:style-name="P7">e.g. for presentations like this one,</text:p>
      <text:p text:style-name="P22"><text:span text:style-name="T53">there is a new </text:span><text:span text:style-name="T22">option </text:span><text:span text:style-name="T23">in the </text:span><text:span text:style-name="T89">Keys</text:span><text:span text:style-name="T23"> preferences page</text:span><text:span text:style-name="T54">,</text:span></text:p>
      <text:p text:style-name="P7">which can be opened – as you can’<text:span text:style-name="T161">t</text:span> see yet – by hitting <text:span text:style-name="T18">Ctrl+L twice</text:span>.</text:p>
      <text:p text:style-name="P25"><text:span text:style-name="T50">While activating </text:span><text:span text:style-name="T55">it</text:span><text:span text:style-name="T50">, you can see how </text:span><text:span text:style-name="T67">the command with the corresponding key</text:span><text:span text:style-name="T50"> will be displayed.</text:span></text:p>
      <text:p text:style-name="P16"/>
      <text:p text:style-name="P29"><text:span text:style-name="T56">But f</text:span><text:span text:style-name="T50">or most </text:span><text:span text:style-name="T64">of you</text:span><text:span text:style-name="T50">, the next feature </text:span><text:span text:style-name="T56">will be</text:span><text:span text:style-name="T50"> probably more exciting:</text:span></text:p>
      <text:p text:style-name="P37"><text:span text:style-name="T139">Quick Search</text:span><text:span text:style-name="T119"> </text:span><text:span text:style-name="T124">used to be</text:span><text:span text:style-name="T119"> </text:span><text:span text:style-name="T130">part of </text:span><text:span text:style-name="T131">the </text:span><text:span text:style-name="T138">Spring Tools</text:span><text:span text:style-name="T119">,</text:span></text:p>
      <text:p text:style-name="P37"><text:span text:style-name="T121">has been</text:span><text:span text:style-name="T119"> </text:span><text:span text:style-name="T130">contributed</text:span><text:span text:style-name="T119"> and </text:span><text:span text:style-name="T121">is</text:span><text:span text:style-name="T119"> </text:span><text:span text:style-name="T132">now part of the </text:span><text:span text:style-name="T130">Eclipse</text:span><text:span text:style-name="T119"> </text:span><text:span text:style-name="T121">platform</text:span><text:span text:style-name="T120">.</text:span></text:p>
      <text:p text:style-name="P35"><text:span text:style-name="T120">T</text:span><text:span text:style-name="T118">he Quick Search dialog can be opened </text:span><text:span text:style-name="T129">via the Search menu</text:span><text:span text:style-name="T118"> </text:span><text:span text:style-name="T136">or</text:span><text:span text:style-name="T118"> </text:span><text:span text:style-name="T125">– as you </text:span><text:span text:style-name="T128">can </text:span><text:span text:style-name="T125">see </text:span><text:span text:style-name="T128">now, </text:span><text:span text:style-name="T127">thanks to the previous feature </text:span><text:span text:style-name="T125">–</text:span><text:span text:style-name="T118"> </text:span><text:span text:style-name="T129">via Ctrl</text:span><text:span text:style-name="T133">+Alt</text:span><text:span text:style-name="T129">+Shift+L</text:span><text:span text:style-name="T118">.</text:span></text:p>
      <text:p text:style-name="P37"><text:span text:style-name="T33">S</text:span><text:span text:style-name="T24">earch</text:span><text:span text:style-name="T56"> </text:span><text:span text:style-name="T24">as you type</text:span><text:span text:style-name="T57"> </text:span><text:span text:style-name="T61">make</text:span><text:span text:style-name="T64">s</text:span><text:span text:style-name="T61"> </text:span><text:span text:style-name="T100">Quick Search</text:span><text:span text:style-name="T57"> feel</text:span><text:span text:style-name="T25"> really fast</text:span><text:span text:style-name="T57">,</text:span></text:p>
      <text:p text:style-name="P38"><text:span text:style-name="T57">even without having an index </text:span><text:span text:style-name="T58">of the</text:span><text:span text:style-name="T57"> content of all files.</text:span></text:p>
      <text:p text:style-name="P39"/>
      <text:p text:style-name="P36"><text:span text:style-name="T57">E</text:span><text:span text:style-name="T50">nter the </text:span><text:span text:style-name="T3">search string</text:span><text:span text:style-name="T18"> into</text:span><text:span text:style-name="T50"> the </text:span><text:span text:style-name="T3">left</text:span><text:span text:style-name="T18"> field</text:span><text:span text:style-name="T50">!</text:span></text:p>
      <text:p text:style-name="P51">An asterisk can be used as wildcard.</text:p>
      <text:p text:style-name="P40">The <text:span text:style-name="T18">text fiel</text:span><text:span text:style-name="T39">d</text:span><text:span text:style-name="T18"> </text:span><text:span text:style-name="T17">on the ri</text:span><text:span text:style-name="T3">ght</text:span> <text:span text:style-name="T146">can be used</text:span> for a <text:span text:style-name="T3">file name pattern</text:span>.</text:p>
      <text:p text:style-name="P42"><text:span text:style-name="T141">When a matching </text:span><text:span text:style-name="T142">line is selecte</text:span><text:span text:style-name="T143">d,</text:span> <text:span text:style-name="T163">t</text:span>he <text:span text:style-name="T18">area below</text:span> <text:span text:style-name="T161">shows</text:span> the<text:span text:style-name="T18"> matching line </text:span><text:span text:style-name="T162">together with some</text:span> <text:span text:style-name="T18">lines above </text:span><text:span text:style-name="T147">and</text:span><text:span text:style-name="T18"> below</text:span> <text:span text:style-name="T163">it.</text:span></text:p>
      <text:p text:style-name="P41">With a <text:span text:style-name="T3">double click</text:span> you <text:span text:style-name="T18">jump to</text:span> the search result.</text:p>
      <text:p text:style-name="P43"><text:span text:style-name="T141">To open more than one result </text:span><text:span text:style-name="T140">in one go</text:span>, choose the option <text:span text:style-name="T88">Keep Open</text:span>.</text:p>
      <text:p text:style-name="P41"/>
      <text:p text:style-name="P43">In the <text:span text:style-name="T88">Quick Search</text:span><text:span text:style-name="T18"> preference page</text:span>, you can configure which <text:span text:style-name="T18">files should be ignored</text:span>.</text:p>
      <text:p text:style-name="P8">For instance, everything in folders named <text:span text:style-name="T101">"target"</text:span> will be ignored by default.</text:p>
      <text:p text:style-name="P44"/>
      <text:p text:style-name="P45"><text:span text:style-name="T150">T</text:span>he <text:span text:style-name="T3">status line </text:span><text:span text:style-name="T115">now </text:span><text:span text:style-name="T3">shows</text:span> – <text:span text:style-name="T74">i</text:span><text:span text:style-name="T70">n addition to the row and column</text:span> –<text:span text:style-name="T161"> also</text:span> <text:span text:style-name="T3">the offset</text:span><text:span text:style-name="T48"> </text:span><text:span text:style-name="T144">of t</text:span><text:span text:style-name="T145">he cursor location.</text:span></text:p>
      <text:p text:style-name="P9"><text:span text:style-name="T163">The offset</text:span> starts with zero and includes line feeds and carriage returns in the count.</text:p>
      <text:p text:style-name="P10">This is helpful <text:span text:style-name="T18">if, for example, a log file</text:span> <text:span text:style-name="T18">refers</text:span> <text:span text:style-name="T26">only </text:span><text:span text:style-name="T27">via</text:span><text:span text:style-name="T18"> an offset </text:span>to a location within a text file.</text:p>
      <text:p text:style-name="P47"><text:span text:style-name="T18">When text is selected</text:span>, the <text:span text:style-name="T12">number of selected characters</text:span> is displayed <text:span text:style-name="T149">in brackets</text:span> <text:span text:style-name="T141">instead of the offset</text:span>.</text:p>
      <text:p text:style-name="P47"/>
      <text:p text:style-name="P47">Now finally, the <text:span text:style-name="T95">Compare</text:span><text:span text:style-name="T3"> editor uses color</text:span><text:span text:style-name="T13">s</text:span> to display <text:span text:style-name="T163">changes</text:span></text:p>
      <text:p text:style-name="P49">in both <text:span text:style-name="T18">t</text:span><text:span text:style-name="T26">hree</text:span><text:span text:style-name="T148">-way comparisons [...] </text:span>and <text:span text:style-name="T18">two</text:span>-way <text:span text:style-name="T148">comparisons:</text:span></text:p>
      <text:p text:style-name="P48"><text:span text:style-name="T18">added lines</text:span> are shown in <text:span text:style-name="T3">green</text:span>,</text:p>
      <text:p text:style-name="P49"><text:span text:style-name="T18">removed lines</text:span> are <text:span text:style-name="T3">red</text:span> and</text:p>
      <text:p text:style-name="P49"><text:span text:style-name="T18">changed lines</text:span> are <text:span text:style-name="T3">gray</text:span></text:p>
      <text:p text:style-name="P50"><text:span text:style-name="T70">which might contain </text:span><text:span text:style-name="T41">added and removed characters</text:span><text:span text:style-name="T70"> in </text:span><text:span text:style-name="T41">green</text:span><text:span text:style-name="T70"> </text:span><text:span text:style-name="T85">and</text:span><text:span text:style-name="T70"> </text:span><text:span text:style-name="T41">red </text:span><text:span text:style-name="T70">respectively.</text:span></text:p>
      <text:p text:style-name="P46"><text:span text:style-name="T107">Like already </text:span><text:span text:style-name="T108">in</text:span><text:span text:style-name="T107"> </text:span><text:span text:style-name="T105">Java Launch Configurations</text:span><text:span text:style-name="T107">,</text:span></text:p>
      <text:p text:style-name="P53">there is now <text:span text:style-name="T163">also</text:span> a <text:span text:style-name="T94">Show </text:span><text:span text:style-name="T96">C</text:span><text:span text:style-name="T94">ommand </text:span><text:span text:style-name="T96">L</text:span><text:span text:style-name="T94">ine</text:span> button in <text:span text:style-name="T90">External Tools</text:span><text:span text:style-name="T102"> <text:s/></text:span><text:span text:style-name="T90">Program</text:span><text:span text:style-name="T102"> <text:s/></text:span><text:span text:style-name="T90">Launch </text:span><text:span text:style-name="T88">Configurations</text:span>.</text:p>
      <text:p text:style-name="P65">This gives you the <text:span text:style-name="T151">full </text:span>command line with <text:span text:style-name="T28">the r</text:span><text:span text:style-name="T18">esolved variables</text:span>.</text:p>
      <text:p text:style-name="P52"/>
      <text:p text:style-name="P52"/>
      <text:p text:style-name="P69"><text:span text:style-name="T109">There are a </text:span><text:span text:style-name="T106">bunch of </text:span><text:span text:style-name="T41">minor </text:span><text:span text:style-name="T44">usability</text:span><text:span text:style-name="T70"> improvements:</text:span></text:p>
      <text:p text:style-name="P63"/>
      <text:p text:style-name="P56"><text:span text:style-name="T70">For instance</text:span>, in the <text:span text:style-name="T88">Project Explorer</text:span> you can now <text:span text:style-name="T3">close a project via a mouse middle-click</text:span>.</text:p>
      <text:p text:style-name="P68"/>
      <text:p text:style-name="P54"><text:span text:style-name="T3">Shorter dialog texts</text:span> are faster to read: </text:p>
      <text:p text:style-name="P66"><text:span text:style-name="T152">For example in dialogs, like the </text:span><text:span text:style-name="T103">Close Unrelated Project(s)</text:span><text:span text:style-name="T152"> dialog,</text:span></text:p>
      <text:p text:style-name="P54"><text:span text:style-name="T91">"</text:span><text:span text:style-name="T88">Are you sure you want to…" </text:span><text:span text:style-name="T153">has been </text:span><text:span text:style-name="T29">removed</text:span><text:span text:style-name="T153"> from the text</text:span><text:span text:style-name="T88"> </text:span><text:span text:style-name="T82">a</text:span><text:span text:style-name="T83">s it a</text:span><text:span text:style-name="T75">dds no value</text:span><text:span text:style-name="T82">.</text:span></text:p>
      <text:p text:style-name="P54"/>
      <text:p text:style-name="P73">Another minor improvement <text:span text:style-name="T153">is that</text:span> <text:span text:style-name="T153">in </text:span>the preference page <text:span text:style-name="T164">[...] </text:span><text:span text:style-name="T101">Genera</text:span><text:span text:style-name="T104">l</text:span><text:span text:style-name="T101"> </text:span><text:span text:style-name="T164">[...]</text:span><text:span text:style-name="T101"> Editors </text:span><text:span text:style-name="T164">[...]</text:span><text:span text:style-name="T101"> Text Editor</text:span></text:p>
      <text:p text:style-name="P55"><text:span text:style-name="T153">i</text:span>tems <text:span text:style-name="T153">are </text:span><text:span text:style-name="T29">shown with</text:span><text:span text:style-name="T153"> their </text:span><text:span text:style-name="T29">configured color</text:span><text:span text:style-name="T153">.</text:span></text:p>
      <text:p text:style-name="P54"/>
      <text:p text:style-name="P59"><text:span text:style-name="T157">In several places</text:span>, the <text:span text:style-name="T3">user interface responds faster</text:span> than before.</text:p>
      <text:p text:style-name="P64">For <text:span text:style-name="T162">example</text:span>, when <text:span text:style-name="T18">importing many projects</text:span>, <text:span text:style-name="T92">Select All</text:span><text:span text:style-name="T157"> and </text:span><text:span text:style-name="T92">Deselect All</text:span><text:span text:style-name="T157"> is </text:span><text:span text:style-name="T34">faster</text:span><text:span text:style-name="T157"> </text:span><text:span text:style-name="T79">than in the past.</text:span></text:p>
      <text:p text:style-name="P67"><text:span text:style-name="T158">F</text:span>or comparison, the same in <text:span text:style-name="T158">Eclipse 2019-0</text:span><text:span text:style-name="T38">6</text:span><text:span text:style-name="T158">, the previous release.</text:span></text:p>
      <text:p text:style-name="P67">That's <text:span text:style-name="T18">clearly faster</text:span> now, isn't it?</text:p>
      <text:p text:style-name="P74"/>
      <text:p text:style-name="P61"><text:span text:style-name="T78">O</text:span><text:span text:style-name="T70">n </text:span><text:span text:style-name="T41">Linux</text:span><text:span text:style-name="T70"> and </text:span><text:span text:style-name="T41">macOS</text:span><text:span text:style-name="T70"> only,</text:span></text:p>
      <text:p text:style-name="P62"><text:span text:style-name="T18">Eclipse starts with the theme, </text:span><text:span text:style-name="T41">light or dark</text:span><text:span text:style-name="T18">, </text:span><text:span text:style-name="T155">corresponding to the active</text:span><text:span text:style-name="T18"> operating system theme.</text:span></text:p>
      <text:p text:style-name="P17"/>
      <text:p text:style-name="P12"/>
      <text:p text:style-name="P33">### <text:span text:style-name="T116">Git </text:span>###</text:p>
      <text:p text:style-name="P30"/>
      <text:p text:style-name="P70"><text:span text:style-name="T62">T</text:span><text:span text:style-name="T50">he Git support has been improved </text:span><text:span text:style-name="T62">as well</text:span><text:span text:style-name="T50">.</text:span></text:p>
      <text:p text:style-name="P19"/>
      <text:p text:style-name="P70"><text:span text:style-name="T126">So-called</text:span><text:span text:style-name="T122"> </text:span><text:span text:style-name="T137">lightweight tags</text:span><text:span text:style-name="T122"> can now be added to a Git repository </text:span><text:span text:style-name="T134">by </text:span><text:span text:style-name="T123">just</text:span><text:span text:style-name="T135"> </text:span><text:span text:style-name="T134">leaving the message field empty</text:span><text:span text:style-name="T122">.</text:span></text:p>
      <text:p text:style-name="P19"/>
      <text:p text:style-name="P26"><text:span text:style-name="T50">In the </text:span><text:span text:style-name="T88">Git History</text:span><text:span text:style-name="T50"> view, there is a </text:span><text:span text:style-name="T18">new button</text:span><text:span text:style-name="T50"> on the very right </text:span><text:span text:style-name="T18">to show </text:span><text:span text:style-name="T3">first parent</text:span><text:span text:style-name="T18"> </text:span><text:span text:style-name="T37">commits </text:span><text:span text:style-name="T18">only</text:span><text:span text:style-name="T50">.</text:span></text:p>
      <text:p text:style-name="P26"><text:span text:style-name="T50">This shows only </text:span><text:span text:style-name="T18">merge commits</text:span><text:span text:style-name="T50">, but </text:span><text:span text:style-name="T18">hides all other commits from merged branch</text:span><text:span text:style-name="T36">es</text:span><text:span text:style-name="T50">.</text:span></text:p>
      <text:p text:style-name="P20"/>
      <text:p text:style-name="P27"><text:span text:style-name="T67">To avoid even more buttons </text:span><text:span text:style-name="T68">in the </text:span><text:span text:style-name="T99">Git History</text:span><text:span text:style-name="T68"> view</text:span><text:span text:style-name="T67">,</text:span></text:p>
      <text:p text:style-name="P28"><text:span text:style-name="T50">the </text:span><text:span text:style-name="T18">filter buttons</text:span><text:span text:style-name="T50"> have been </text:span><text:span text:style-name="T18">grouped together</text:span><text:span text:style-name="T50"> into a </text:span><text:span text:style-name="T18">single button </text:span><text:span text:style-name="T36">with a </text:span><text:span text:style-name="T18">drop-down </text:span><text:span text:style-name="T40">menu</text:span><text:span text:style-name="T50">.</text:span></text:p>
      <text:p text:style-name="P11"/>
      <text:p text:style-name="P23"><text:span text:style-name="T52">Did you know that you can </text:span><text:span text:style-name="T19">change the presentation</text:span><text:span text:style-name="T52"> in the unstaged </text:span><text:span text:style-name="T63">and</text:span><text:span text:style-name="T59"> </text:span><text:span text:style-name="T52">staged area</text:span><text:span text:style-name="T63">s</text:span><text:span text:style-name="T4">?</text:span></text:p>
      <text:p text:style-name="P24"><text:span text:style-name="T52">The </text:span><text:span text:style-name="T19">new</text:span><text:span text:style-name="T52"> drop-down </text:span><text:span text:style-name="T19">button</text:span><text:span text:style-name="T52"> </text:span><text:span text:style-name="T69">at the top of the unstaged area</text:span><text:span text:style-name="T52"> makes it </text:span><text:span text:style-name="T19">easier and more obvious</text:span></text:p>
      <text:p text:style-name="P24"><text:span text:style-name="T52">that the presentation can be </text:span><text:span text:style-name="T60">switched between </text:span><text:span text:style-name="T31">flat</text:span><text:span text:style-name="T60">, </text:span><text:span text:style-name="T31">tree</text:span><text:span text:style-name="T60"> and </text:span><text:span text:style-name="T31">compact tree</text:span><text:span text:style-name="T52">.</text:span></text:p>
      <text:p text:style-name="P11"/>
      <text:p text:style-name="P18"><text:span text:style-name="T70">Another minor nice improvement is that</text:span> <text:span text:style-name="T156">also </text:span>the <text:span text:style-name="T18">repository node </text:span><text:span text:style-name="T32">can be selected</text:span></text:p>
      <text:p text:style-name="P18"><text:span text:style-name="T70">instead of the </text:span><text:span text:style-name="T77">deep nested specific</text:span><text:span text:style-name="T70"> branch node</text:span> to <text:span text:style-name="T3">rename a branch </text:span><text:span text:style-name="T16">via F2</text:span>.</text:p>
      <text:p text:style-name="P11"/>
      <text:p text:style-name="P14"><text:span text:style-name="T160">T</text:span>he user interface of Git has been improved in the same way as the platform:</text:p>
      <text:p text:style-name="P13">- by <text:span text:style-name="T159">showing</text:span> <text:span text:style-name="T18">shorter dialog texts</text:span>,</text:p>
      <text:p text:style-name="P14">- by <text:span text:style-name="T159">buttons labeled with</text:span> <text:span text:style-name="T18">verbs instead of OK</text:span>,</text:p>
      <text:p text:style-name="P14"><text:span text:style-name="T159"><text:s text:c="2"/></text:span><text:span text:style-name="T81">for </text:span><text:span text:style-name="T86">example</text:span><text:span text:style-name="T81">, </text:span><text:span text:style-name="T45">to apply rewording</text:span><text:span text:style-name="T81"> of a commit message you </text:span><text:span text:style-name="T46">now </text:span><text:span text:style-name="T81">have to </text:span><text:span text:style-name="T45">hit</text:span><text:span text:style-name="T81"> </text:span><text:span text:style-name="T98">Reword</text:span><text:span text:style-name="T81"> instead of </text:span><text:span text:style-name="T98">OK</text:span></text:p>
      <text:p text:style-name="P15">- <text:span text:style-name="T159">and by </text:span><text:span text:style-name="T35">improv</text:span><text:span text:style-name="T36">ing the</text:span><text:span text:style-name="T35"> interactive performance </text:span><text:span text:style-name="T159">in some cases.</text:span></text:p>
      <text:p text:style-name="P11"/>
      <text:p text:style-name="P34">### Outro ###</text:p>
      <text:p text:style-name="P32"/>
      <text:p text:style-name="P21"><text:span text:style-name="T110">These were some of the </text:span><text:span text:style-name="T20">general </text:span><text:span text:style-name="T21">and Git</text:span><text:span text:style-name="T110"> improvements</text:span></text:p>
      <text:p text:style-name="P21"><text:span text:style-name="T111">of the </text:span><text:span text:style-name="T20">quarterly </text:span><text:span text:style-name="T65">Rolling</text:span><text:span text:style-name="T66"> Release </text:span><text:span text:style-name="T15">September</text:span><text:span text:style-name="T9"> 201</text:span><text:span text:style-name="T8">9</text:span><text:span text:style-name="T110">.</text:span></text:p>
      <text:p text:style-name="P21"/>
      <text:p text:style-name="P6">The Java and Gradle improvements are shown in a separate video.</text:p>
      <text:p text:style-name="P6">If you <text:span text:style-name="T117">have missed</text:span> some versions, you might want to watch the previous videos, too.</text:p>
      <text:p text:style-name="P1"/>
      <text:p text:style-name="P75"><text:span text:style-name="T112">Thank</text:span><text:span text:style-name="T113">s</text:span> for watching and <text:span text:style-name="T112">happy coding!</text:span></text:p>
      <text:p text:style-name="P75"><text:span text:style-name="T112"/></text:p>
      <text:p text:style-name="P75"><text:span text:style-name="T112"/></text:p>
      <text:p text:style-name="P75"><text:span text:style-name="T112"/></text:p>
      <text:p text:style-name="P72"/>
      <text:p text:style-name="P76">Unfortunately, the Eclipse IDE 2019-09 <text:span text:style-name="T162">has</text:span> a known issue:</text:p>
      <text:p text:style-name="P76"><text:span text:style-name="T18">In the Project Explorer </text:span><text:span text:style-name="T3">inline renaming</text:span> of file<text:span text:style-name="T154">s</text:span> –</text:p>
      <text:p text:style-name="P76"><text:span text:style-name="T80">also</text:span><text:span text:style-name="T70"> a new feature </text:span><text:span text:style-name="T76">of this release</text:span> – might <text:span text:style-name="T3">crash Eclipse on Windows 10</text:span>.</text:p>
      <text:p text:style-name="P76">On <text:span text:style-name="T18">Windows 7, Linux and macOS</text:span> inline renaming <text:span text:style-name="T18">works </text:span><text:span text:style-name="T37">without problems</text:span>,</text:p>
      <text:p text:style-name="P76">but <text:span text:style-name="T14">o</text:span><text:span text:style-name="T3">n Windows 10 non-Java files</text:span> should <text:span text:style-name="T18">better be </text:span><text:span text:style-name="T3">renamed</text:span><text:span text:style-name="T18"> </text:span>in <text:span text:style-name="T154">the</text:span><text:span text:style-name="T30"> </text:span><text:span text:style-name="T94">Package Explorer</text:span><text:span text:style-name="T154"> </text:span><text:span text:style-name="T76">or in the </text:span><text:span text:style-name="T97">Navigator</text:span><text:span text:style-name="T154"> instead.</text:span></text:p>
      <text:p text:style-name="P76"/>
      <text:p text:style-name="P77"><text:span text:style-name="T70">Also on </text:span><text:span text:style-name="T41">Linux</text:span><text:span text:style-name="T70"> and </text:span><text:span text:style-name="T41">macOS</text:span><text:span text:style-name="T70"> only,</text:span></text:p>
      <text:p text:style-name="P78"><text:span text:style-name="T8">Eclipse starts</text:span><text:span text:style-name="T112"> with the </text:span><text:span text:style-name="T8">theme</text:span><text:span text:style-name="T112">, </text:span><text:span text:style-name="T47">light</text:span><text:span text:style-name="T84"> or </text:span><text:span text:style-name="T47">dark</text:span><text:span text:style-name="T112">, </text:span><text:span text:style-name="T114">corresponding to the active</text:span><text:span text:style-name="T112"> </text:span><text:span text:style-name="T8">operating system the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8:46:58.207000000</meta:creation-date>
    <dc:date>2019-09-16T16:35:52.312000000</dc:date>
    <meta:editing-duration>PT10H4M23S</meta:editing-duration>
    <meta:editing-cycles>54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79" meta:word-count="904" meta:character-count="5147" meta:non-whitespace-character-count="4309"/>
  </office:meta>
</office:document-meta>
</file>